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5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56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面向对象分析与设计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56cm" svg:x="1cm" svg:y="0.486cm" presentation:class="title" presentation:user-transformed="true">
          <draw:text-box>
            <text:p text:style-name="P1">面向对象概念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面向对象基本特征</text:p>
                <text:list>
                  <text:list-item>
                    <text:p text:style-name="P1">封装</text:p>
                  </text:list-item>
                  <text:list-item>
                    <text:p text:style-name="P1">继承</text:p>
                  </text:list-item>
                  <text:list-item>
                    <text:p text:style-name="P1">多态</text:p>
                  </text:list-item>
                </text:list>
              </text:list-item>
              <text:list-item>
                <text:p text:style-name="P1">面向对象其他特征</text:p>
                <text:list>
                  <text:list-item>
                    <text:p text:style-name="P1">组合/聚合</text:p>
                  </text:list-item>
                  <text:list-item>
                    <text:p text:style-name="P1">属性和行为自洽（封装的推论）</text:p>
                  </text:list-item>
                  <text:list-item>
                    <text:p text:style-name="P1">访问控制（封装的推论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56cm" svg:x="1cm" svg:y="0.486cm" presentation:class="title" presentation:user-transformed="true">
          <draw:text-box>
            <text:p>面向对象概念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类，对象</text:p>
                <text:list>
                  <text:list-item>
                    <text:p>对问题域中事物的描述抽象</text:p>
                    <text:list>
                      <text:list-item>
                        <text:p>组织事物状态（属性）和操作的模板</text:p>
                      </text:list-item>
                      <text:list-item>
                        <text:p>描述事物间关系</text:p>
                      </text:list-item>
                    </text:list>
                  </text:list-item>
                  <text:list-item>
                    <text:p>描述问题域中一类事物的状态和行为以及与其他事物的关系</text:p>
                  </text:list-item>
                </text:list>
              </text:list-item>
              <text:list-item>
                <text:p>对象，实例</text:p>
                <text:list>
                  <text:list-item>
                    <text:p>一个状态有值的，类的具体实现</text:p>
                  </text:list-item>
                  <text:list-item>
                    <text:p text:style-name="P3">即是数据集，也是数据操作集（概念上说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56cm" svg:x="1cm" svg:y="0.486cm" presentation:class="title" presentation:user-transformed="true">
          <draw:text-box>
            <text:p>面向对象概念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面向对象的SOLID原则</text:p>
                <text:list>
                  <text:list-item>
                    <text:p>单一职责原则SRP(Single Responsibility Principle)</text:p>
                  </text:list-item>
                  <text:list-item>
                    <text:p>开放封闭原则OCP(Open－Close Principle)</text:p>
                  </text:list-item>
                  <text:list-item>
                    <text:p>里式替换原则LSP(the Liskov Substitution Principle LSP)</text:p>
                  </text:list-item>
                  <text:list-item>
                    <text:p>接口分离原则ISP(the Interface Segregation Principle ISP)</text:p>
                  </text:list-item>
                  <text:list-item>
                    <text:p>依赖倒置原则DIP(the Dependency Inversion Principle DIP)</text:p>
                  </text:list-item>
                </text:list>
              </text:list-item>
              <text:list-item>
                <text:p>其他重要原则</text:p>
                <text:list>
                  <text:list-item>
                    <text:p><text:span text:style-name="T1">迪米特原则（最少知识原则，</text:span><text:span text:style-name="T1">Law of Demeter Principle</text:span>）</text:p>
                  </text:list-item>
                  <text:list-item>
                    <text:p>组合/聚合原则（组合：领域内的Has-A，聚合：跨领域的Has-A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56cm" svg:x="1cm" svg:y="0.486cm" presentation:class="title" presentation:user-transformed="true">
          <draw:text-box>
            <text:p>面向对象分析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面向对象分析是什么</text:p>
                <text:list>
                  <text:list-item>
                    <text:p>使用面向对象思想对问题域/空间进行建模</text:p>
                  </text:list-item>
                  <text:list-item>
                    <text:p>为解域/空间提供设计基础</text:p>
                  </text:list-item>
                </text:list>
              </text:list-item>
              <text:list-item>
                <text:p>面向对象分析做什么</text:p>
                <text:list>
                  <text:list-item>
                    <text:p>分析识别类/对象，以及其属性和关系</text:p>
                  </text:list-item>
                  <text:list-item>
                    <text:p>分析与识别状态变化</text:p>
                  </text:list-item>
                  <text:list-item>
                    <text:p>分析识别使用者能拥有和使用的数据，及可进行的行为</text:p>
                  </text:list-item>
                  <text:list-item>
                    <text:p>分析识别对外部系统的依赖，交互过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3T23:10:23.240109929</meta:creation-date>
    <meta:editing-duration>PT50M12S</meta:editing-duration>
    <meta:editing-cycles>11</meta:editing-cycles>
    <meta:generator>LibreOffice/7.3.7.2$Linux_X86_64 LibreOffice_project/30$Build-2</meta:generator>
    <dc:title>Blue Curve</dc:title>
    <dc:date>2023-07-06T02:17:13.986047738</dc:date>
    <meta:document-statistic meta:object-count="54"/>
  </office:meta>
</office:document-meta>
</file>